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17cm" svg:y="6.096cm" presentation:class="title" presentation:user-transformed="true">
          <draw:text-box>
            <text:p>Dynamic Program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pa itu Dynamic Programing?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<text:s/></text:span><text:span text:style-name="T1">Metode pemecahan masalah yang rumit dengan </text:span><text:span text:style-name="T1">memecahnya menjadi subproblem sederhana</text:span></text:p>
              </text:list-item>
            </text:list>
          </draw:text-box>
        </draw:frame>
        <draw:frame draw:style-name="gr2" draw:text-style-name="P3" draw:layer="layout" svg:width="2.794cm" svg:height="0.848cm" svg:x="6.604cm" svg:y="5.334cm">
          <draw:text-box>
            <text:p/>
          </draw:text-box>
        </draw:frame>
        <draw:frame draw:style-name="gr3" draw:text-style-name="P3" draw:layer="layout" svg:width="0.502cm" svg:height="0.848cm" svg:x="7.112cm" svg:y="6.182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20:17:32.071893855</meta:creation-date>
    <dc:date>2019-04-29T21:42:13.659713931</dc:date>
    <meta:editing-duration>PT1H14M31S</meta:editing-duration>
    <meta:editing-cycles>1</meta:editing-cycles>
    <meta:document-statistic meta:object-count="30"/>
    <meta:generator>LibreOffice/6.0.3.2$Linux_X86_64 LibreOffice_project/00m0$Build-2</meta:generator>
  </office:meta>
</office:document-meta>
</file>